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GB" table:style-name="ta1">
        <table:shapes>
          <draw:frame draw:z-index="0" draw:style-name="gr1" draw:text-style-name="P1" svg:width="453.57pt" svg:height="254.89pt" svg:x="453.6pt" svg:y="126.88pt">
            <draw:object draw:notify-on-update-of-ranges="RGB.B23:RGB.B53 RGB.D22:RGB.D22 RGB.D23:RGB.D53 RGB.B23:RGB.B53 RGB.E22:RGB.E22 RGB.E23:RGB.E53 RGB.B23:RGB.B53 RGB.F22:RGB.F22 RGB.F23:RGB.F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a xlink:href="http://blog.saikoled.com/post/44677718712/how-to-convert-from-hsi-to-rgb-white" xlink:type="simple">http://blog.saikoled.com/post/44677718712/how-to-convert-from-hsi-to-rgb-whit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limit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</table:table-row>
        <table:table-row table:style-name="ro1">
          <table:table-cell table:number-columns-repeated="2"/>
          <table:table-cell office:value-type="float" office:value="2.09" calcext:value-type="float">
            <text:p>2.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4.2" calcext:value-type="float">
            <text:p>4.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float" office:value="6.3" calcext:value-type="float">
            <text:p>6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e-Factor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A9]*PI()*2/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C9]*COS([.B9])/COS(PI()/3-[.B9])" office:value-type="float" office:value="3" calcext:value-type="float">
            <text:p>3</text:p>
          </table:table-cell>
          <table:table-cell table:style-name="ce1" table:formula="of:=1+[.C9]*(1-COS([.B9])/COS(PI()/3-[.B9]))" office:value-type="float" office:value="0" calcext:value-type="float">
            <text:p>0</text:p>
          </table:table-cell>
          <table:table-cell table:style-name="ce1" table:formula="of:=1-[.C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1" table:formula="of:=[.A10]*PI()*2/3" office:value-type="float" office:value="0.20943951023932" calcext:value-type="float">
            <text:p>0.209439510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C10]*COS([.B10])/COS(PI()/3-[.B10])" office:value-type="float" office:value="2.461818651603" calcext:value-type="float">
            <text:p>2.4618186516</text:p>
          </table:table-cell>
          <table:table-cell table:style-name="ce1" table:formula="of:=1+[.C10]*(1-COS([.B10])/COS(PI()/3-[.B10]))" office:value-type="float" office:value="0.538181348396998" calcext:value-type="float">
            <text:p>0.5381813484</text:p>
          </table:table-cell>
          <table:table-cell table:style-name="ce1" table:formula="of:=1-[.C10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table:style-name="ce1" table:formula="of:=[.A11]*PI()*2/3" office:value-type="float" office:value="0.418879020478639" calcext:value-type="float">
            <text:p>0.418879020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C11]*COS([.B11])/COS(PI()/3-[.B11])" office:value-type="float" office:value="2.12920428618241" calcext:value-type="float">
            <text:p>2.1292042862</text:p>
          </table:table-cell>
          <table:table-cell table:style-name="ce1" table:formula="of:=1+[.C11]*(1-COS([.B11])/COS(PI()/3-[.B11]))" office:value-type="float" office:value="0.870795713817591" calcext:value-type="float">
            <text:p>0.8707957138</text:p>
          </table:table-cell>
          <table:table-cell table:style-name="ce1" table:formula="of:=1-[.C11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table:style-name="ce1" table:formula="of:=[.A12]*PI()*2/3" office:value-type="float" office:value="0.628318530717959" calcext:value-type="float">
            <text:p>0.628318530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C12]*COS([.B12])/COS(PI()/3-[.B12])" office:value-type="float" office:value="1.88557935197074" calcext:value-type="float">
            <text:p>1.885579352</text:p>
          </table:table-cell>
          <table:table-cell table:style-name="ce1" table:formula="of:=1+[.C12]*(1-COS([.B12])/COS(PI()/3-[.B12]))" office:value-type="float" office:value="1.11442064802926" calcext:value-type="float">
            <text:p>1.114420648</text:p>
          </table:table-cell>
          <table:table-cell table:style-name="ce1" table:formula="of:=1-[.C12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table:style-name="ce1" table:formula="of:=[.A13]*PI()*2/3" office:value-type="float" office:value="0.837758040957278" calcext:value-type="float">
            <text:p>0.83775804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C13]*COS([.B13])/COS(PI()/3-[.B13])" office:value-type="float" office:value="1.68407938214731" calcext:value-type="float">
            <text:p>1.6840793821</text:p>
          </table:table-cell>
          <table:table-cell table:style-name="ce1" table:formula="of:=1+[.C13]*(1-COS([.B13])/COS(PI()/3-[.B13]))" office:value-type="float" office:value="1.31592061785269" calcext:value-type="float">
            <text:p>1.3159206179</text:p>
          </table:table-cell>
          <table:table-cell table:style-name="ce1" table:formula="of:=1-[.C13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table:formula="of:=[.A14]*PI()*2/3" office:value-type="float" office:value="1.0471975511966" calcext:value-type="float">
            <text:p>1.04719755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C14]*COS([.B14])/COS(PI()/3-[.B14])" office:value-type="float" office:value="1.5" calcext:value-type="float">
            <text:p>1.5</text:p>
          </table:table-cell>
          <table:table-cell table:style-name="ce1" table:formula="of:=1+[.C14]*(1-COS([.B14])/COS(PI()/3-[.B14]))" office:value-type="float" office:value="1.5" calcext:value-type="float">
            <text:p>1.5</text:p>
          </table:table-cell>
          <table:table-cell table:style-name="ce1" table:formula="of:=1-[.C14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table:style-name="ce1" table:formula="of:=[.A15]*PI()*2/3" office:value-type="float" office:value="1.25663706143592" calcext:value-type="float">
            <text:p>1.256637061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C15]*COS([.B15])/COS(PI()/3-[.B15])" office:value-type="float" office:value="1.31592061785269" calcext:value-type="float">
            <text:p>1.3159206179</text:p>
          </table:table-cell>
          <table:table-cell table:style-name="ce1" table:formula="of:=1+[.C15]*(1-COS([.B15])/COS(PI()/3-[.B15]))" office:value-type="float" office:value="1.68407938214731" calcext:value-type="float">
            <text:p>1.6840793821</text:p>
          </table:table-cell>
          <table:table-cell table:style-name="ce1" table:formula="of:=1-[.C15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table:style-name="ce1" table:formula="of:=[.A16]*PI()*2/3" office:value-type="float" office:value="1.46607657167524" calcext:value-type="float">
            <text:p>1.466076571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C16]*COS([.B16])/COS(PI()/3-[.B16])" office:value-type="float" office:value="1.11442064802926" calcext:value-type="float">
            <text:p>1.114420648</text:p>
          </table:table-cell>
          <table:table-cell table:style-name="ce1" table:formula="of:=1+[.C16]*(1-COS([.B16])/COS(PI()/3-[.B16]))" office:value-type="float" office:value="1.88557935197074" calcext:value-type="float">
            <text:p>1.885579352</text:p>
          </table:table-cell>
          <table:table-cell table:style-name="ce1" table:formula="of:=1-[.C16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table:style-name="ce1" table:formula="of:=[.A17]*PI()*2/3" office:value-type="float" office:value="1.67551608191456" calcext:value-type="float">
            <text:p>1.675516081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C17]*COS([.B17])/COS(PI()/3-[.B17])" office:value-type="float" office:value="0.870795713817591" calcext:value-type="float">
            <text:p>0.8707957138</text:p>
          </table:table-cell>
          <table:table-cell table:style-name="ce1" table:formula="of:=1+[.C17]*(1-COS([.B17])/COS(PI()/3-[.B17]))" office:value-type="float" office:value="2.12920428618241" calcext:value-type="float">
            <text:p>2.1292042862</text:p>
          </table:table-cell>
          <table:table-cell table:style-name="ce1" table:formula="of:=1-[.C17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table:style-name="ce1" table:formula="of:=[.A18]*PI()*2/3" office:value-type="float" office:value="1.88495559215388" calcext:value-type="float">
            <text:p>1.884955592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C18]*COS([.B18])/COS(PI()/3-[.B18])" office:value-type="float" office:value="0.538181348396997" calcext:value-type="float">
            <text:p>0.5381813484</text:p>
          </table:table-cell>
          <table:table-cell table:style-name="ce1" table:formula="of:=1+[.C18]*(1-COS([.B18])/COS(PI()/3-[.B18]))" office:value-type="float" office:value="2.461818651603" calcext:value-type="float">
            <text:p>2.4618186516</text:p>
          </table:table-cell>
          <table:table-cell table:style-name="ce1" table:formula="of:=1-[.C18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19]*PI()*2/3" office:value-type="float" office:value="2.0943951023932" calcext:value-type="float">
            <text:p>2.094395102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[.C19]*COS([.B19])/COS(PI()/3-[.B19])" office:value-type="float" office:value="0" calcext:value-type="float">
            <text:p>0</text:p>
          </table:table-cell>
          <table:table-cell table:style-name="ce1" table:formula="of:=1+[.C19]*(1-COS([.B19])/COS(PI()/3-[.B19]))" office:value-type="float" office:value="3" calcext:value-type="float">
            <text:p>3</text:p>
          </table:table-cell>
          <table:table-cell table:style-name="ce1" table:formula="of:=1-[.C19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Hu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/>
          <table:table-cell table:formula="of:=[.D9]" office:value-type="float" office:value="3" calcext:value-type="float">
            <text:p>3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.20943951023932" calcext:value-type="float">
            <text:p>0.2094395102</text:p>
          </table:table-cell>
          <table:table-cell/>
          <table:table-cell table:formula="of:=[.D10]" office:value-type="float" office:value="2.461818651603" calcext:value-type="float">
            <text:p>2.4618186516</text:p>
          </table:table-cell>
          <table:table-cell table:formula="of:=[.E10]" office:value-type="float" office:value="0.538181348396998" calcext:value-type="float">
            <text:p>0.5381813484</text:p>
          </table:table-cell>
          <table:table-cell table:formula="of:=[.F1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.418879020478639" calcext:value-type="float">
            <text:p>0.4188790205</text:p>
          </table:table-cell>
          <table:table-cell/>
          <table:table-cell table:formula="of:=[.D11]" office:value-type="float" office:value="2.12920428618241" calcext:value-type="float">
            <text:p>2.1292042862</text:p>
          </table:table-cell>
          <table:table-cell table:formula="of:=[.E11]" office:value-type="float" office:value="0.870795713817591" calcext:value-type="float">
            <text:p>0.8707957138</text:p>
          </table:table-cell>
          <table:table-cell table:formula="of:=[.F1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.628318530717959" calcext:value-type="float">
            <text:p>0.6283185307</text:p>
          </table:table-cell>
          <table:table-cell/>
          <table:table-cell table:formula="of:=[.D12]" office:value-type="float" office:value="1.88557935197074" calcext:value-type="float">
            <text:p>1.885579352</text:p>
          </table:table-cell>
          <table:table-cell table:formula="of:=[.E12]" office:value-type="float" office:value="1.11442064802926" calcext:value-type="float">
            <text:p>1.114420648</text:p>
          </table:table-cell>
          <table:table-cell table:formula="of:=[.F1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.837758040957278" calcext:value-type="float">
            <text:p>0.837758041</text:p>
          </table:table-cell>
          <table:table-cell/>
          <table:table-cell table:formula="of:=[.D13]" office:value-type="float" office:value="1.68407938214731" calcext:value-type="float">
            <text:p>1.6840793821</text:p>
          </table:table-cell>
          <table:table-cell table:formula="of:=[.E13]" office:value-type="float" office:value="1.31592061785269" calcext:value-type="float">
            <text:p>1.3159206179</text:p>
          </table:table-cell>
          <table:table-cell table:formula="of:=[.F1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1.0471975511966" calcext:value-type="float">
            <text:p>1.0471975512</text:p>
          </table:table-cell>
          <table:table-cell/>
          <table:table-cell table:formula="of:=[.D14]" office:value-type="float" office:value="1.5" calcext:value-type="float">
            <text:p>1.5</text:p>
          </table:table-cell>
          <table:table-cell table:formula="of:=[.E14]" office:value-type="float" office:value="1.5" calcext:value-type="float">
            <text:p>1.5</text:p>
          </table:table-cell>
          <table:table-cell table:formula="of:=[.F1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1.25663706143592" calcext:value-type="float">
            <text:p>1.2566370614</text:p>
          </table:table-cell>
          <table:table-cell/>
          <table:table-cell table:formula="of:=[.D15]" office:value-type="float" office:value="1.31592061785269" calcext:value-type="float">
            <text:p>1.3159206179</text:p>
          </table:table-cell>
          <table:table-cell table:formula="of:=[.E15]" office:value-type="float" office:value="1.68407938214731" calcext:value-type="float">
            <text:p>1.6840793821</text:p>
          </table:table-cell>
          <table:table-cell table:formula="of:=[.F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1.46607657167524" calcext:value-type="float">
            <text:p>1.4660765717</text:p>
          </table:table-cell>
          <table:table-cell/>
          <table:table-cell table:formula="of:=[.D16]" office:value-type="float" office:value="1.11442064802926" calcext:value-type="float">
            <text:p>1.114420648</text:p>
          </table:table-cell>
          <table:table-cell table:formula="of:=[.E16]" office:value-type="float" office:value="1.88557935197074" calcext:value-type="float">
            <text:p>1.885579352</text:p>
          </table:table-cell>
          <table:table-cell table:formula="of:=[.F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1.67551608191456" calcext:value-type="float">
            <text:p>1.6755160819</text:p>
          </table:table-cell>
          <table:table-cell/>
          <table:table-cell table:formula="of:=[.D17]" office:value-type="float" office:value="0.870795713817591" calcext:value-type="float">
            <text:p>0.8707957138</text:p>
          </table:table-cell>
          <table:table-cell table:formula="of:=[.E17]" office:value-type="float" office:value="2.12920428618241" calcext:value-type="float">
            <text:p>2.1292042862</text:p>
          </table:table-cell>
          <table:table-cell table:formula="of:=[.F1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1.88495559215388" calcext:value-type="float">
            <text:p>1.8849555922</text:p>
          </table:table-cell>
          <table:table-cell/>
          <table:table-cell table:formula="of:=[.D18]" office:value-type="float" office:value="0.538181348396997" calcext:value-type="float">
            <text:p>0.5381813484</text:p>
          </table:table-cell>
          <table:table-cell table:formula="of:=[.E18]" office:value-type="float" office:value="2.461818651603" calcext:value-type="float">
            <text:p>2.4618186516</text:p>
          </table:table-cell>
          <table:table-cell table:formula="of:=[.F1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2.0943951023932" calcext:value-type="float">
            <text:p>2.0943951024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3" calcext:value-type="float">
            <text:p>3</text:p>
          </table:table-cell>
          <table:table-cell table:formula="of:=[.F1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33]+[.B10]" office:value-type="float" office:value="2.30383461263252" calcext:value-type="float">
            <text:p>2.3038346126</text:p>
          </table:table-cell>
          <table:table-cell/>
          <table:table-cell table:formula="of:=[.F10]" office:value-type="float" office:value="0" calcext:value-type="float">
            <text:p>0</text:p>
          </table:table-cell>
          <table:table-cell table:formula="of:=[.D10]" office:value-type="float" office:value="2.461818651603" calcext:value-type="float">
            <text:p>2.4618186516</text:p>
          </table:table-cell>
          <table:table-cell table:formula="of:=[.E10]" office:value-type="float" office:value="0.538181348396998" calcext:value-type="float">
            <text:p>0.5381813484</text:p>
          </table:table-cell>
        </table:table-row>
        <table:table-row table:style-name="ro1">
          <table:table-cell/>
          <table:table-cell table:formula="of:=[.$B$33]+[.B11]" office:value-type="float" office:value="2.51327412287184" calcext:value-type="float">
            <text:p>2.5132741229</text:p>
          </table:table-cell>
          <table:table-cell/>
          <table:table-cell table:formula="of:=[.F11]" office:value-type="float" office:value="0" calcext:value-type="float">
            <text:p>0</text:p>
          </table:table-cell>
          <table:table-cell table:formula="of:=[.D11]" office:value-type="float" office:value="2.12920428618241" calcext:value-type="float">
            <text:p>2.1292042862</text:p>
          </table:table-cell>
          <table:table-cell table:formula="of:=[.E11]" office:value-type="float" office:value="0.870795713817591" calcext:value-type="float">
            <text:p>0.8707957138</text:p>
          </table:table-cell>
        </table:table-row>
        <table:table-row table:style-name="ro1">
          <table:table-cell/>
          <table:table-cell table:formula="of:=[.$B$33]+[.B12]" office:value-type="float" office:value="2.72271363311116" calcext:value-type="float">
            <text:p>2.7227136331</text:p>
          </table:table-cell>
          <table:table-cell/>
          <table:table-cell table:formula="of:=[.F12]" office:value-type="float" office:value="0" calcext:value-type="float">
            <text:p>0</text:p>
          </table:table-cell>
          <table:table-cell table:formula="of:=[.D12]" office:value-type="float" office:value="1.88557935197074" calcext:value-type="float">
            <text:p>1.885579352</text:p>
          </table:table-cell>
          <table:table-cell table:formula="of:=[.E12]" office:value-type="float" office:value="1.11442064802926" calcext:value-type="float">
            <text:p>1.114420648</text:p>
          </table:table-cell>
        </table:table-row>
        <table:table-row table:style-name="ro1">
          <table:table-cell/>
          <table:table-cell table:formula="of:=[.$B$33]+[.B13]" office:value-type="float" office:value="2.93215314335048" calcext:value-type="float">
            <text:p>2.9321531434</text:p>
          </table:table-cell>
          <table:table-cell/>
          <table:table-cell table:formula="of:=[.F13]" office:value-type="float" office:value="0" calcext:value-type="float">
            <text:p>0</text:p>
          </table:table-cell>
          <table:table-cell table:formula="of:=[.D13]" office:value-type="float" office:value="1.68407938214731" calcext:value-type="float">
            <text:p>1.6840793821</text:p>
          </table:table-cell>
          <table:table-cell table:formula="of:=[.E13]" office:value-type="float" office:value="1.31592061785269" calcext:value-type="float">
            <text:p>1.3159206179</text:p>
          </table:table-cell>
        </table:table-row>
        <table:table-row table:style-name="ro1">
          <table:table-cell/>
          <table:table-cell table:formula="of:=[.$B$33]+[.B14]" office:value-type="float" office:value="3.1415926535898" calcext:value-type="float">
            <text:p>3.1415926536</text:p>
          </table:table-cell>
          <table:table-cell/>
          <table:table-cell table:formula="of:=[.F14]" office:value-type="float" office:value="0" calcext:value-type="float">
            <text:p>0</text:p>
          </table:table-cell>
          <table:table-cell table:formula="of:=[.D14]" office:value-type="float" office:value="1.5" calcext:value-type="float">
            <text:p>1.5</text:p>
          </table:table-cell>
          <table:table-cell table:formula="of:=[.E14]" office:value-type="float" office:value="1.5" calcext:value-type="float">
            <text:p>1.5</text:p>
          </table:table-cell>
        </table:table-row>
        <table:table-row table:style-name="ro1">
          <table:table-cell/>
          <table:table-cell table:formula="of:=[.$B$33]+[.B15]" office:value-type="float" office:value="3.35103216382912" calcext:value-type="float">
            <text:p>3.3510321638</text:p>
          </table:table-cell>
          <table:table-cell/>
          <table:table-cell table:formula="of:=[.F15]" office:value-type="float" office:value="0" calcext:value-type="float">
            <text:p>0</text:p>
          </table:table-cell>
          <table:table-cell table:formula="of:=[.D15]" office:value-type="float" office:value="1.31592061785269" calcext:value-type="float">
            <text:p>1.3159206179</text:p>
          </table:table-cell>
          <table:table-cell table:formula="of:=[.E15]" office:value-type="float" office:value="1.68407938214731" calcext:value-type="float">
            <text:p>1.6840793821</text:p>
          </table:table-cell>
        </table:table-row>
        <table:table-row table:style-name="ro1">
          <table:table-cell/>
          <table:table-cell table:formula="of:=[.$B$33]+[.B16]" office:value-type="float" office:value="3.56047167406844" calcext:value-type="float">
            <text:p>3.5604716741</text:p>
          </table:table-cell>
          <table:table-cell/>
          <table:table-cell table:formula="of:=[.F16]" office:value-type="float" office:value="0" calcext:value-type="float">
            <text:p>0</text:p>
          </table:table-cell>
          <table:table-cell table:formula="of:=[.D16]" office:value-type="float" office:value="1.11442064802926" calcext:value-type="float">
            <text:p>1.114420648</text:p>
          </table:table-cell>
          <table:table-cell table:formula="of:=[.E16]" office:value-type="float" office:value="1.88557935197074" calcext:value-type="float">
            <text:p>1.885579352</text:p>
          </table:table-cell>
        </table:table-row>
        <table:table-row table:style-name="ro1">
          <table:table-cell/>
          <table:table-cell table:formula="of:=[.$B$33]+[.B17]" office:value-type="float" office:value="3.76991118430776" calcext:value-type="float">
            <text:p>3.7699111843</text:p>
          </table:table-cell>
          <table:table-cell/>
          <table:table-cell table:formula="of:=[.F17]" office:value-type="float" office:value="0" calcext:value-type="float">
            <text:p>0</text:p>
          </table:table-cell>
          <table:table-cell table:formula="of:=[.D17]" office:value-type="float" office:value="0.870795713817591" calcext:value-type="float">
            <text:p>0.8707957138</text:p>
          </table:table-cell>
          <table:table-cell table:formula="of:=[.E17]" office:value-type="float" office:value="2.12920428618241" calcext:value-type="float">
            <text:p>2.1292042862</text:p>
          </table:table-cell>
        </table:table-row>
        <table:table-row table:style-name="ro1">
          <table:table-cell/>
          <table:table-cell table:formula="of:=[.$B$33]+[.B18]" office:value-type="float" office:value="3.97935069454708" calcext:value-type="float">
            <text:p>3.9793506945</text:p>
          </table:table-cell>
          <table:table-cell/>
          <table:table-cell table:formula="of:=[.F18]" office:value-type="float" office:value="0" calcext:value-type="float">
            <text:p>0</text:p>
          </table:table-cell>
          <table:table-cell table:formula="of:=[.D18]" office:value-type="float" office:value="0.538181348396997" calcext:value-type="float">
            <text:p>0.5381813484</text:p>
          </table:table-cell>
          <table:table-cell table:formula="of:=[.E18]" office:value-type="float" office:value="2.461818651603" calcext:value-type="float">
            <text:p>2.4618186516</text:p>
          </table:table-cell>
        </table:table-row>
        <table:table-row table:style-name="ro1">
          <table:table-cell/>
          <table:table-cell table:formula="of:=[.$B$33]+[.B19]" office:value-type="float" office:value="4.1887902047864" calcext:value-type="float">
            <text:p>4.1887902048</text:p>
          </table:table-cell>
          <table:table-cell/>
          <table:table-cell table:formula="of:=[.F19]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$B$43]+[.B10]" office:value-type="float" office:value="4.39822971502572" calcext:value-type="float">
            <text:p>4.398229715</text:p>
          </table:table-cell>
          <table:table-cell/>
          <table:table-cell table:formula="of:=[.E10]" office:value-type="float" office:value="0.538181348396998" calcext:value-type="float">
            <text:p>0.5381813484</text:p>
          </table:table-cell>
          <table:table-cell table:formula="of:=[.F10]" office:value-type="float" office:value="0" calcext:value-type="float">
            <text:p>0</text:p>
          </table:table-cell>
          <table:table-cell table:formula="of:=[.D10]" office:value-type="float" office:value="2.461818651603" calcext:value-type="float">
            <text:p>2.4618186516</text:p>
          </table:table-cell>
        </table:table-row>
        <table:table-row table:style-name="ro1">
          <table:table-cell/>
          <table:table-cell table:formula="of:=[.$B$43]+[.B11]" office:value-type="float" office:value="4.60766922526503" calcext:value-type="float">
            <text:p>4.6076692253</text:p>
          </table:table-cell>
          <table:table-cell/>
          <table:table-cell table:formula="of:=[.E11]" office:value-type="float" office:value="0.870795713817591" calcext:value-type="float">
            <text:p>0.8707957138</text:p>
          </table:table-cell>
          <table:table-cell table:formula="of:=[.F11]" office:value-type="float" office:value="0" calcext:value-type="float">
            <text:p>0</text:p>
          </table:table-cell>
          <table:table-cell table:formula="of:=[.D11]" office:value-type="float" office:value="2.12920428618241" calcext:value-type="float">
            <text:p>2.1292042862</text:p>
          </table:table-cell>
        </table:table-row>
        <table:table-row table:style-name="ro1">
          <table:table-cell/>
          <table:table-cell table:formula="of:=[.$B$43]+[.B12]" office:value-type="float" office:value="4.81710873550435" calcext:value-type="float">
            <text:p>4.8171087355</text:p>
          </table:table-cell>
          <table:table-cell/>
          <table:table-cell table:formula="of:=[.E12]" office:value-type="float" office:value="1.11442064802926" calcext:value-type="float">
            <text:p>1.114420648</text:p>
          </table:table-cell>
          <table:table-cell table:formula="of:=[.F12]" office:value-type="float" office:value="0" calcext:value-type="float">
            <text:p>0</text:p>
          </table:table-cell>
          <table:table-cell table:formula="of:=[.D12]" office:value-type="float" office:value="1.88557935197074" calcext:value-type="float">
            <text:p>1.885579352</text:p>
          </table:table-cell>
        </table:table-row>
        <table:table-row table:style-name="ro1">
          <table:table-cell/>
          <table:table-cell table:formula="of:=[.$B$43]+[.B13]" office:value-type="float" office:value="5.02654824574367" calcext:value-type="float">
            <text:p>5.0265482457</text:p>
          </table:table-cell>
          <table:table-cell/>
          <table:table-cell table:formula="of:=[.E13]" office:value-type="float" office:value="1.31592061785269" calcext:value-type="float">
            <text:p>1.3159206179</text:p>
          </table:table-cell>
          <table:table-cell table:formula="of:=[.F13]" office:value-type="float" office:value="0" calcext:value-type="float">
            <text:p>0</text:p>
          </table:table-cell>
          <table:table-cell table:formula="of:=[.D13]" office:value-type="float" office:value="1.68407938214731" calcext:value-type="float">
            <text:p>1.6840793821</text:p>
          </table:table-cell>
        </table:table-row>
        <table:table-row table:style-name="ro1">
          <table:table-cell/>
          <table:table-cell table:formula="of:=[.$B$43]+[.B14]" office:value-type="float" office:value="5.23598775598299" calcext:value-type="float">
            <text:p>5.235987756</text:p>
          </table:table-cell>
          <table:table-cell/>
          <table:table-cell table:formula="of:=[.E14]" office:value-type="float" office:value="1.5" calcext:value-type="float">
            <text:p>1.5</text:p>
          </table:table-cell>
          <table:table-cell table:formula="of:=[.F14]" office:value-type="float" office:value="0" calcext:value-type="float">
            <text:p>0</text:p>
          </table:table-cell>
          <table:table-cell table:formula="of:=[.D14]" office:value-type="float" office:value="1.5" calcext:value-type="float">
            <text:p>1.5</text:p>
          </table:table-cell>
        </table:table-row>
        <table:table-row table:style-name="ro1">
          <table:table-cell/>
          <table:table-cell table:formula="of:=[.$B$43]+[.B15]" office:value-type="float" office:value="5.44542726622231" calcext:value-type="float">
            <text:p>5.4454272662</text:p>
          </table:table-cell>
          <table:table-cell/>
          <table:table-cell table:formula="of:=[.E15]" office:value-type="float" office:value="1.68407938214731" calcext:value-type="float">
            <text:p>1.6840793821</text:p>
          </table:table-cell>
          <table:table-cell table:formula="of:=[.F15]" office:value-type="float" office:value="0" calcext:value-type="float">
            <text:p>0</text:p>
          </table:table-cell>
          <table:table-cell table:formula="of:=[.D15]" office:value-type="float" office:value="1.31592061785269" calcext:value-type="float">
            <text:p>1.3159206179</text:p>
          </table:table-cell>
        </table:table-row>
        <table:table-row table:style-name="ro1">
          <table:table-cell/>
          <table:table-cell table:formula="of:=[.$B$43]+[.B16]" office:value-type="float" office:value="5.65486677646163" calcext:value-type="float">
            <text:p>5.6548667765</text:p>
          </table:table-cell>
          <table:table-cell/>
          <table:table-cell table:formula="of:=[.E16]" office:value-type="float" office:value="1.88557935197074" calcext:value-type="float">
            <text:p>1.885579352</text:p>
          </table:table-cell>
          <table:table-cell table:formula="of:=[.F16]" office:value-type="float" office:value="0" calcext:value-type="float">
            <text:p>0</text:p>
          </table:table-cell>
          <table:table-cell table:formula="of:=[.D16]" office:value-type="float" office:value="1.11442064802926" calcext:value-type="float">
            <text:p>1.114420648</text:p>
          </table:table-cell>
        </table:table-row>
        <table:table-row table:style-name="ro1">
          <table:table-cell/>
          <table:table-cell table:formula="of:=[.$B$43]+[.B17]" office:value-type="float" office:value="5.86430628670095" calcext:value-type="float">
            <text:p>5.8643062867</text:p>
          </table:table-cell>
          <table:table-cell/>
          <table:table-cell table:formula="of:=[.E17]" office:value-type="float" office:value="2.12920428618241" calcext:value-type="float">
            <text:p>2.1292042862</text:p>
          </table:table-cell>
          <table:table-cell table:formula="of:=[.F17]" office:value-type="float" office:value="0" calcext:value-type="float">
            <text:p>0</text:p>
          </table:table-cell>
          <table:table-cell table:formula="of:=[.D17]" office:value-type="float" office:value="0.870795713817591" calcext:value-type="float">
            <text:p>0.8707957138</text:p>
          </table:table-cell>
        </table:table-row>
        <table:table-row table:style-name="ro1">
          <table:table-cell/>
          <table:table-cell table:formula="of:=[.$B$43]+[.B18]" office:value-type="float" office:value="6.07374579694027" calcext:value-type="float">
            <text:p>6.0737457969</text:p>
          </table:table-cell>
          <table:table-cell/>
          <table:table-cell table:formula="of:=[.E18]" office:value-type="float" office:value="2.461818651603" calcext:value-type="float">
            <text:p>2.4618186516</text:p>
          </table:table-cell>
          <table:table-cell table:formula="of:=[.F18]" office:value-type="float" office:value="0" calcext:value-type="float">
            <text:p>0</text:p>
          </table:table-cell>
          <table:table-cell table:formula="of:=[.D18]" office:value-type="float" office:value="0.538181348396997" calcext:value-type="float">
            <text:p>0.5381813484</text:p>
          </table:table-cell>
        </table:table-row>
        <table:table-row table:style-name="ro1">
          <table:table-cell/>
          <table:table-cell table:formula="of:=[.$B$43]+[.B19]" office:value-type="float" office:value="6.28318530717959" calcext:value-type="float">
            <text:p>6.2831853072</text:p>
          </table:table-cell>
          <table:table-cell/>
          <table:table-cell table:formula="of:=[.E19]" office:value-type="float" office:value="3" calcext:value-type="float">
            <text:p>3</text:p>
          </table:table-cell>
          <table:table-cell table:formula="of:=[.F19]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0:26:15.0362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0:26:17.842811000</meta:creation-date>
    <meta:editing-duration>PT3M26S</meta:editing-duration>
    <meta:editing-cycles>3</meta:editing-cycles>
    <meta:generator>LibreOffice/4.4.6.3$MacOSX_X86_64 LibreOffice_project/e8938fd3328e95dcf59dd64e7facd2c7d67c704d</meta:generator>
    <dc:date>2016-03-29T20:29:41.947394000</dc:date>
    <meta:document-statistic meta:table-count="1" meta:cell-count="2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93cm" xlink:href=".." xlink:type="simple" chart:class="chart:scatter" chart:style-name="ch1">
        <chart:legend chart:legend-position="end" svg:x="14.402cm" svg:y="3.733cm" style:legend-expansion="high" chart:style-name="ch2"/>
        <chart:plot-area chart:style-name="ch3" table:cell-range-address="RGB.B23:RGB.B53 RGB.D22:RGB.F53" chart:data-source-has-labels="row" svg:x="0.32cm" svg:y="0.179cm" svg:width="13.762cm" svg:height="8.635cm">
          <chartooo:coordinate-region svg:x="1.044cm" svg:y="0.367cm" svg:width="12.948cm" svg:height="7.8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GB.D23:RGB.D53" chart:label-cell-address="RGB.D22:RGB.D22" chart:class="chart:scatter">
            <chart:domain table:cell-range-address="RGB.B23:RGB.B53"/>
            <chart:data-point chart:repeated="31"/>
          </chart:series>
          <chart:series chart:style-name="ch7" chart:values-cell-range-address="RGB.E23:RGB.E53" chart:label-cell-address="RGB.E22:RGB.E22" chart:class="chart:scatter">
            <chart:data-point chart:repeated="31"/>
          </chart:series>
          <chart:series chart:style-name="ch8" chart:values-cell-range-address="RGB.F23:RGB.F53" chart:label-cell-address="RGB.F22:RGB.F22" chart:class="chart:scatte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</text:p>
                <draw:g>
                  <svg:desc>RGB.D22:RGB.D22</svg:desc>
                </draw:g>
              </table:table-cell>
              <table:table-cell office:value-type="string">
                <text:p>G</text:p>
                <draw:g>
                  <svg:desc>RGB.E22:RGB.E22</svg:desc>
                </draw:g>
              </table:table-cell>
              <table:table-cell office:value-type="string">
                <text:p>B</text:p>
                <draw:g>
                  <svg:desc>RGB.F22:RGB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GB.B23:RGB.B53</svg:desc>
                </draw:g>
              </table:table-cell>
              <table:table-cell office:value-type="float" office:value="3">
                <text:p>3</text:p>
                <draw:g>
                  <svg:desc>RGB.D23:RGB.D53</svg:desc>
                </draw:g>
              </table:table-cell>
              <table:table-cell office:value-type="float" office:value="0">
                <text:p>0</text:p>
                <draw:g>
                  <svg:desc>RGB.E23:RGB.E53</svg:desc>
                </draw:g>
              </table:table-cell>
              <table:table-cell office:value-type="float" office:value="0">
                <text:p>0</text:p>
                <draw:g>
                  <svg:desc>RGB.F23:RGB.F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943951023932">
                <text:p>0.20943951023932</text:p>
              </table:table-cell>
              <table:table-cell office:value-type="float" office:value="2.461818651603">
                <text:p>2.461818651603</text:p>
              </table:table-cell>
              <table:table-cell office:value-type="float" office:value="0.538181348396998">
                <text:p>0.538181348396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8879020478639">
                <text:p>0.418879020478639</text:p>
              </table:table-cell>
              <table:table-cell office:value-type="float" office:value="2.12920428618241">
                <text:p>2.12920428618241</text:p>
              </table:table-cell>
              <table:table-cell office:value-type="float" office:value="0.870795713817591">
                <text:p>0.870795713817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8318530717959">
                <text:p>0.628318530717959</text:p>
              </table:table-cell>
              <table:table-cell office:value-type="float" office:value="1.88557935197074">
                <text:p>1.88557935197074</text:p>
              </table:table-cell>
              <table:table-cell office:value-type="float" office:value="1.11442064802926">
                <text:p>1.1144206480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7758040957278">
                <text:p>0.837758040957278</text:p>
              </table:table-cell>
              <table:table-cell office:value-type="float" office:value="1.68407938214731">
                <text:p>1.68407938214731</text:p>
              </table:table-cell>
              <table:table-cell office:value-type="float" office:value="1.31592061785269">
                <text:p>1.31592061785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1.31592061785269">
                <text:p>1.31592061785269</text:p>
              </table:table-cell>
              <table:table-cell office:value-type="float" office:value="1.68407938214731">
                <text:p>1.68407938214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6607657167524">
                <text:p>1.46607657167524</text:p>
              </table:table-cell>
              <table:table-cell office:value-type="float" office:value="1.11442064802926">
                <text:p>1.11442064802926</text:p>
              </table:table-cell>
              <table:table-cell office:value-type="float" office:value="1.88557935197074">
                <text:p>1.88557935197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7551608191456">
                <text:p>1.67551608191456</text:p>
              </table:table-cell>
              <table:table-cell office:value-type="float" office:value="0.870795713817591">
                <text:p>0.870795713817591</text:p>
              </table:table-cell>
              <table:table-cell office:value-type="float" office:value="2.12920428618241">
                <text:p>2.12920428618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8495559215388">
                <text:p>1.88495559215388</text:p>
              </table:table-cell>
              <table:table-cell office:value-type="float" office:value="0.538181348396997">
                <text:p>0.538181348396997</text:p>
              </table:table-cell>
              <table:table-cell office:value-type="float" office:value="2.461818651603">
                <text:p>2.46181865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0383461263252">
                <text:p>2.30383461263252</text:p>
              </table:table-cell>
              <table:table-cell office:value-type="float" office:value="0">
                <text:p>0</text:p>
              </table:table-cell>
              <table:table-cell office:value-type="float" office:value="2.461818651603">
                <text:p>2.461818651603</text:p>
              </table:table-cell>
              <table:table-cell office:value-type="float" office:value="0.538181348396998">
                <text:p>0.538181348396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1327412287184">
                <text:p>2.51327412287184</text:p>
              </table:table-cell>
              <table:table-cell office:value-type="float" office:value="0">
                <text:p>0</text:p>
              </table:table-cell>
              <table:table-cell office:value-type="float" office:value="2.12920428618241">
                <text:p>2.12920428618241</text:p>
              </table:table-cell>
              <table:table-cell office:value-type="float" office:value="0.870795713817591">
                <text:p>0.870795713817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2271363311116">
                <text:p>2.72271363311116</text:p>
              </table:table-cell>
              <table:table-cell office:value-type="float" office:value="0">
                <text:p>0</text:p>
              </table:table-cell>
              <table:table-cell office:value-type="float" office:value="1.88557935197074">
                <text:p>1.88557935197074</text:p>
              </table:table-cell>
              <table:table-cell office:value-type="float" office:value="1.11442064802926">
                <text:p>1.11442064802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3215314335048">
                <text:p>2.93215314335048</text:p>
              </table:table-cell>
              <table:table-cell office:value-type="float" office:value="0">
                <text:p>0</text:p>
              </table:table-cell>
              <table:table-cell office:value-type="float" office:value="1.68407938214731">
                <text:p>1.68407938214731</text:p>
              </table:table-cell>
              <table:table-cell office:value-type="float" office:value="1.31592061785269">
                <text:p>1.315920617852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415926535898">
                <text:p>3.141592653589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5103216382912">
                <text:p>3.35103216382912</text:p>
              </table:table-cell>
              <table:table-cell office:value-type="float" office:value="0">
                <text:p>0</text:p>
              </table:table-cell>
              <table:table-cell office:value-type="float" office:value="1.31592061785269">
                <text:p>1.31592061785269</text:p>
              </table:table-cell>
              <table:table-cell office:value-type="float" office:value="1.68407938214731">
                <text:p>1.68407938214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6047167406844">
                <text:p>3.56047167406844</text:p>
              </table:table-cell>
              <table:table-cell office:value-type="float" office:value="0">
                <text:p>0</text:p>
              </table:table-cell>
              <table:table-cell office:value-type="float" office:value="1.11442064802926">
                <text:p>1.11442064802926</text:p>
              </table:table-cell>
              <table:table-cell office:value-type="float" office:value="1.88557935197074">
                <text:p>1.88557935197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6991118430776">
                <text:p>3.76991118430776</text:p>
              </table:table-cell>
              <table:table-cell office:value-type="float" office:value="0">
                <text:p>0</text:p>
              </table:table-cell>
              <table:table-cell office:value-type="float" office:value="0.870795713817591">
                <text:p>0.870795713817591</text:p>
              </table:table-cell>
              <table:table-cell office:value-type="float" office:value="2.12920428618241">
                <text:p>2.12920428618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7935069454708">
                <text:p>3.97935069454708</text:p>
              </table:table-cell>
              <table:table-cell office:value-type="float" office:value="0">
                <text:p>0</text:p>
              </table:table-cell>
              <table:table-cell office:value-type="float" office:value="0.538181348396997">
                <text:p>0.538181348396997</text:p>
              </table:table-cell>
              <table:table-cell office:value-type="float" office:value="2.461818651603">
                <text:p>2.461818651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887902047864">
                <text:p>4.1887902047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9822971502572">
                <text:p>4.39822971502572</text:p>
              </table:table-cell>
              <table:table-cell office:value-type="float" office:value="0.538181348396998">
                <text:p>0.538181348396998</text:p>
              </table:table-cell>
              <table:table-cell office:value-type="float" office:value="0">
                <text:p>0</text:p>
              </table:table-cell>
              <table:table-cell office:value-type="float" office:value="2.461818651603">
                <text:p>2.461818651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0766922526503">
                <text:p>4.60766922526503</text:p>
              </table:table-cell>
              <table:table-cell office:value-type="float" office:value="0.870795713817591">
                <text:p>0.870795713817591</text:p>
              </table:table-cell>
              <table:table-cell office:value-type="float" office:value="0">
                <text:p>0</text:p>
              </table:table-cell>
              <table:table-cell office:value-type="float" office:value="2.12920428618241">
                <text:p>2.12920428618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1710873550435">
                <text:p>4.81710873550435</text:p>
              </table:table-cell>
              <table:table-cell office:value-type="float" office:value="1.11442064802926">
                <text:p>1.11442064802926</text:p>
              </table:table-cell>
              <table:table-cell office:value-type="float" office:value="0">
                <text:p>0</text:p>
              </table:table-cell>
              <table:table-cell office:value-type="float" office:value="1.88557935197074">
                <text:p>1.885579351970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02654824574367">
                <text:p>5.02654824574367</text:p>
              </table:table-cell>
              <table:table-cell office:value-type="float" office:value="1.31592061785269">
                <text:p>1.31592061785269</text:p>
              </table:table-cell>
              <table:table-cell office:value-type="float" office:value="0">
                <text:p>0</text:p>
              </table:table-cell>
              <table:table-cell office:value-type="float" office:value="1.68407938214731">
                <text:p>1.684079382147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4542726622231">
                <text:p>5.44542726622231</text:p>
              </table:table-cell>
              <table:table-cell office:value-type="float" office:value="1.68407938214731">
                <text:p>1.68407938214731</text:p>
              </table:table-cell>
              <table:table-cell office:value-type="float" office:value="0">
                <text:p>0</text:p>
              </table:table-cell>
              <table:table-cell office:value-type="float" office:value="1.31592061785269">
                <text:p>1.31592061785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5486677646163">
                <text:p>5.65486677646163</text:p>
              </table:table-cell>
              <table:table-cell office:value-type="float" office:value="1.88557935197074">
                <text:p>1.88557935197074</text:p>
              </table:table-cell>
              <table:table-cell office:value-type="float" office:value="0">
                <text:p>0</text:p>
              </table:table-cell>
              <table:table-cell office:value-type="float" office:value="1.11442064802926">
                <text:p>1.11442064802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6430628670095">
                <text:p>5.86430628670095</text:p>
              </table:table-cell>
              <table:table-cell office:value-type="float" office:value="2.12920428618241">
                <text:p>2.12920428618241</text:p>
              </table:table-cell>
              <table:table-cell office:value-type="float" office:value="0">
                <text:p>0</text:p>
              </table:table-cell>
              <table:table-cell office:value-type="float" office:value="0.870795713817591">
                <text:p>0.870795713817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7374579694027">
                <text:p>6.07374579694027</text:p>
              </table:table-cell>
              <table:table-cell office:value-type="float" office:value="2.461818651603">
                <text:p>2.461818651603</text:p>
              </table:table-cell>
              <table:table-cell office:value-type="float" office:value="0">
                <text:p>0</text:p>
              </table:table-cell>
              <table:table-cell office:value-type="float" office:value="0.538181348396997">
                <text:p>0.538181348396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8318530717959">
                <text:p>6.2831853071795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MacOSX_X86_64 LibreOffice_project/e8938fd3328e95dcf59dd64e7facd2c7d67c704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